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5">do text</text:span></text:p><text:p text:style-name="P13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dnf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dnf').getFormattedDescription())</text:span></text:p></office:annotation></text:p><text:p text:style-name="P11"/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3"><text:span text:style-name="T5">do text</text:span></text:p><text:p text:style-name="P13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3"><text:span text:style-name="T5">do text</text:span></text:p><text:p text:style-name="P1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08T12:11:38</dc:date>
    <dc:language>fr-FR</dc:language>
    <meta:editing-cycles>65</meta:editing-cycles>
    <meta:editing-duration>PT31H42M09S</meta:editing-duration>
    <dc:creator>Stéphan Geulette</dc:creator>
    <meta:document-statistic meta:table-count="0" meta:image-count="0" meta:object-count="0" meta:page-count="1" meta:paragraph-count="18" meta:word-count="108" meta:character-count="957"/>
    <meta:user-defined meta:name="Info 1"/>
    <meta:user-defined meta:name="Info 2"/>
    <meta:user-defined meta:name="Info 3"/>
    <meta:user-defined meta:name="Info 4"/>
  </office:meta>
</office:document-meta>
</file>